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5.7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1.05cm" fo:min-width="16.2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3cm" svg:height="2cm" svg:x="3cm" svg:y="20cm">
          <text:p text:style-name="P1">Moteur G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2cm" svg:x="16cm" svg:y="20cm">
          <text:p text:style-name="P1">Moteur D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cm" svg:height="4cm" svg:x="9cm" svg:y="19cm">
          <text:p text:style-name="P1">Contrôleur</text:p>
          <text:p text:style-name="P1">moteur</text:p>
          <text:p text:style-name="P1">propuls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1cm" svg:height="2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cm" svg:height="2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1cm" svg:height="2cm" svg:x="1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cm" svg:height="1cm" svg:x="8cm" svg:y="7cm">
          <text:p text:style-name="P1">Contrôleur coupe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cm" svg:height="6cm" svg:x="9cm" svg:y="10cm">
          <text:p text:style-name="P1">Ordinateur</text:p>
          <text:p text:style-name="P1">embarqué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cm" svg:x="15cm" svg:y="15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15cm" svg:y="9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4cm" svg:y="15cm">
          <text:p text:style-name="P1">Batteri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74cm" svg:height="0.962cm" svg:x="8.3cm" svg:y="2.038cm">
          <draw:text-box>
            <text:p>Moteurs de coupe</text:p>
          </draw:text-box>
        </draw:frame>
        <draw:custom-shape draw:style-name="gr7" draw:text-style-name="P3" draw:layer="layout" svg:width="16.7cm" svg:height="21.3cm" svg:x="2.7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4cm" svg:y="9cm">
          <text:p text:style-name="P1">Contacts</text:p>
          <text:p text:style-name="P1">Proxim.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7cm" svg:y1="16cm" svg:x2="9cm" svg:y2="13cm" draw:start-shape="id1" draw:end-shape="id2" svg:d="M7000 16000h1000v-3000h1000" svg:viewBox="0 0 2001 3001">
          <text:p/>
        </draw:connector>
        <draw:connector draw:style-name="gr8" draw:text-style-name="P3" draw:layer="layout" svg:x1="7cm" svg:y1="10cm" svg:x2="9cm" svg:y2="13cm" draw:start-shape="id3" draw:end-shape="id2" svg:d="M7000 10000h1000v3000h1000" svg:viewBox="0 0 2001 3001">
          <text:p/>
        </draw:connector>
        <draw:connector draw:style-name="gr8" draw:text-style-name="P3" draw:layer="layout" svg:x1="15cm" svg:y1="10cm" svg:x2="13cm" svg:y2="13cm" draw:start-shape="id4" draw:end-shape="id2" svg:d="M15000 10000h-1000v3000h-1000" svg:viewBox="0 0 2001 3001">
          <text:p/>
        </draw:connector>
        <draw:connector draw:style-name="gr8" draw:text-style-name="P3" draw:layer="layout" svg:x1="15cm" svg:y1="16cm" svg:x2="13cm" svg:y2="13cm" draw:start-shape="id5" draw:end-shape="id2" svg:d="M15000 16000h-1000v-3000h-1000" svg:viewBox="0 0 2001 3001">
          <text:p/>
        </draw:connector>
        <draw:connector draw:style-name="gr8" draw:text-style-name="P3" draw:layer="layout" svg:x1="6cm" svg:y1="21cm" svg:x2="9cm" svg:y2="21cm" draw:start-shape="id6" draw:start-glue-point="1" draw:end-shape="id7" svg:d="M6000 21000h3000" svg:viewBox="0 0 3001 1">
          <text:p/>
        </draw:connector>
        <draw:connector draw:style-name="gr8" draw:text-style-name="P3" draw:layer="layout" svg:x1="16cm" svg:y1="21cm" svg:x2="13cm" svg:y2="21cm" draw:start-shape="id8" draw:end-shape="id7" draw:end-glue-point="1" svg:d="M16000 21000h-3000" svg:viewBox="0 0 3001 1">
          <text:p/>
        </draw:connector>
        <draw:connector draw:style-name="gr8" draw:text-style-name="P3" draw:layer="layout" svg:x1="11cm" svg:y1="19cm" svg:x2="11cm" svg:y2="16cm" draw:start-shape="id7" draw:end-shape="id2" draw:end-glue-point="2" svg:d="M11000 19000v-3000" svg:viewBox="0 0 1 3001">
          <text:p/>
        </draw:connector>
        <draw:connector draw:style-name="gr8" draw:text-style-name="P3" draw:layer="layout" svg:x1="11cm" svg:y1="10cm" svg:x2="11cm" svg:y2="8cm" draw:start-shape="id2" draw:end-shape="id9" draw:end-glue-point="2" svg:d="M11000 10000v-2000" svg:viewBox="0 0 1 2001">
          <text:p/>
        </draw:connector>
        <draw:connector draw:style-name="gr8" draw:text-style-name="P3" draw:layer="layout" svg:x1="8.5cm" svg:y1="5cm" svg:x2="11cm" svg:y2="7cm" draw:start-shape="id10" draw:end-shape="id9" svg:d="M8500 5000v1000h2500v1000" svg:viewBox="0 0 2501 2001">
          <text:p/>
        </draw:connector>
        <draw:connector draw:style-name="gr8" draw:text-style-name="P3" draw:layer="layout" svg:x1="11cm" svg:y1="5cm" svg:x2="11cm" svg:y2="7cm" draw:start-shape="id11" draw:start-glue-point="2" draw:end-shape="id9" svg:d="M11000 5000v2000" svg:viewBox="0 0 1 2001">
          <text:p/>
        </draw:connector>
        <draw:connector draw:style-name="gr8" draw:text-style-name="P3" draw:layer="layout" svg:x1="13.5cm" svg:y1="5cm" svg:x2="11cm" svg:y2="7cm" draw:start-shape="id12" draw:end-shape="id9" svg:d="M13500 5000v1000h-2500v1000" svg:viewBox="0 0 2501 2001">
          <text:p/>
        </draw:connector>
        <draw:custom-shape draw:style-name="gr1" draw:text-style-name="P1" xml:id="id13" draw:id="id13" draw:layer="layout" svg:width="3cm" svg:height="2cm" svg:x="15cm" svg:y="12cm">
          <text:p text:style-name="P1">Capteurs</text:p>
          <text:p text:style-name="P1">situation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5cm" svg:y1="13cm" svg:x2="13cm" svg:y2="13cm" draw:start-shape="id13" draw:end-shape="id2" svg:d="M15000 13000h-2000" svg:viewBox="0 0 2001 1">
          <text:p/>
        </draw:connector>
        <draw:custom-shape draw:style-name="gr1" draw:text-style-name="P1" xml:id="id14" draw:id="id14" draw:layer="layout" svg:width="3cm" svg:height="2cm" svg:x="4cm" svg:y="12cm">
          <text:p text:style-name="P1">Comm.</text:p>
          <text:p text:style-name="P1">télémétri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7cm" svg:y1="13cm" svg:x2="9cm" svg:y2="13cm" draw:start-shape="id14" draw:start-glue-point="1" draw:end-shape="id2" svg:d="M7000 1300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7:52:46.820432772</meta:creation-date>
    <meta:generator>LibreOffice/5.1.6.2$Linux_X86_64 LibreOffice_project/10m0$Build-2</meta:generator>
    <dc:date>2017-07-14T11:01:05.594296680</dc:date>
    <meta:editing-duration>PT33M25S</meta:editing-duration>
    <meta:editing-cycles>12</meta:editing-cycles>
    <meta:document-statistic meta:object-count="29"/>
  </office:meta>
</office:document-meta>
</file>